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9a2d" officeooo:paragraph-rsid="000f9a2d"/>
    </style:style>
    <style:style style:name="P2" style:family="paragraph" style:parent-style-name="Standard">
      <style:text-properties officeooo:rsid="0013b9cd" officeooo:paragraph-rsid="0016385f"/>
    </style:style>
    <style:style style:name="P3" style:family="paragraph" style:parent-style-name="Standard">
      <style:text-properties officeooo:rsid="0014a097" officeooo:paragraph-rsid="0014a097"/>
    </style:style>
    <style:style style:name="P4" style:family="paragraph" style:parent-style-name="Standard">
      <style:text-properties officeooo:rsid="0014a097" officeooo:paragraph-rsid="0019c478"/>
    </style:style>
    <style:style style:name="P5" style:family="paragraph" style:parent-style-name="Standard">
      <style:text-properties officeooo:rsid="001a7c46" officeooo:paragraph-rsid="001a7c46"/>
    </style:style>
    <style:style style:name="P6" style:family="paragraph" style:parent-style-name="Standard">
      <style:text-properties officeooo:rsid="001c809b" officeooo:paragraph-rsid="001c809b"/>
    </style:style>
    <style:style style:name="P7" style:family="paragraph" style:parent-style-name="Standard">
      <style:text-properties officeooo:rsid="0010c024" officeooo:paragraph-rsid="001cc83e"/>
    </style:style>
    <style:style style:name="P8" style:family="paragraph" style:parent-style-name="Standard">
      <style:text-properties officeooo:rsid="002786cc" officeooo:paragraph-rsid="002786cc"/>
    </style:style>
    <style:style style:name="T1" style:family="text">
      <style:text-properties fo:color="#ce181e"/>
    </style:style>
    <style:style style:name="T2" style:family="text">
      <style:text-properties fo:color="#ce181e" officeooo:rsid="000f9a2d"/>
    </style:style>
    <style:style style:name="T3" style:family="text">
      <style:text-properties fo:color="#ce181e" officeooo:rsid="00127ccf"/>
    </style:style>
    <style:style style:name="T4" style:family="text">
      <style:text-properties fo:color="#ce181e" officeooo:rsid="0014a097"/>
    </style:style>
    <style:style style:name="T5" style:family="text">
      <style:text-properties fo:color="#ce181e" officeooo:rsid="0016385f"/>
    </style:style>
    <style:style style:name="T6" style:family="text">
      <style:text-properties fo:color="#ce181e" officeooo:rsid="0024edc8"/>
    </style:style>
    <style:style style:name="T7" style:family="text">
      <style:text-properties fo:color="#ce181e" officeooo:rsid="00277571"/>
    </style:style>
    <style:style style:name="T8" style:family="text">
      <style:text-properties officeooo:rsid="0023a2fa" fo:background-color="#fff200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UTH – Guard <text:span text:style-name="T8">(JWT)</text:span></text:p>
      <text:p text:style-name="P7">Home – <text:span text:style-name="T1">… // Language Choice </text:span><text:span text:style-name="T7">(BUG)</text:span></text:p>
      <text:p text:style-name="P1">Menu – <text:span text:style-name="T1">Search </text:span><text:span text:style-name="T5">(</text:span><text:span text:style-name="T1">Filter</text:span><text:span text:style-name="T5">)</text:span></text:p>
      <text:p text:style-name="P2">Order –<text:span text:style-name="T6"> </text:span><text:span text:style-name="T3">Sync </text:span><text:span text:style-name="T4">(Http)</text:span><text:span text:style-name="T3"> //</text:span><text:span text:style-name="T2"> Search </text:span><text:span text:style-name="T5">(</text:span><text:span text:style-name="T2">Filter</text:span><text:span text:style-name="T5">)</text:span></text:p>
      <text:p text:style-name="P4">History – <text:span text:style-name="T3"><text:s/>Sync </text:span><text:span text:style-name="T1">(Http)</text:span></text:p>
      <text:p text:style-name="P6">Design – BootStrap, W3Schools (Animate), Materialize</text:p>
      <text:p text:style-name="P3"/>
      <text:p text:style-name="P3"/>
      <text:p text:style-name="P3"/>
      <text:p text:style-name="P3"/>
      <text:p text:style-name="P8">Confirmed Tab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2T16:37:15.887382233</meta:creation-date>
    <dc:date>2019-12-25T02:12:31.302404216</dc:date>
    <meta:editing-duration>PT2H5M43S</meta:editing-duration>
    <meta:editing-cycles>20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28" meta:character-count="201" meta:non-whitespace-character-count="173"/>
  </office:meta>
</office:document-meta>
</file>